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ADDE1344263C5DEC.png" manifest:media-type="image/png"/>
  <manifest:file-entry manifest:full-path="Pictures/10000000000000580000001F196641809BB809C4.bmp" manifest:media-type="image/bmp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4c1f51" officeooo:paragraph-rsid="0007975c"/>
    </style:style>
    <style:style style:name="P2" style:family="paragraph" style:parent-style-name="Text_20_body">
      <style:text-properties fo:language="es" fo:country="ES" officeooo:rsid="012ee0ea" officeooo:paragraph-rsid="0007975c"/>
    </style:style>
    <style:style style:name="P3" style:family="paragraph" style:parent-style-name="Text_20_body">
      <style:text-properties fo:language="es" fo:country="ES" officeooo:rsid="004ec9ab" officeooo:paragraph-rsid="0007975c"/>
    </style:style>
    <style:style style:name="P4" style:family="paragraph" style:parent-style-name="Text_20_body">
      <style:text-properties fo:language="es" fo:country="ES" officeooo:rsid="0009bc93" officeooo:paragraph-rsid="0009bc93"/>
    </style:style>
    <style:style style:name="P5" style:family="paragraph" style:parent-style-name="Text_20_body">
      <style:text-properties fo:language="es" fo:country="ES" officeooo:rsid="000fc9be" officeooo:paragraph-rsid="000fc9be"/>
    </style:style>
    <style:style style:name="P6" style:family="paragraph" style:parent-style-name="Text_20_body">
      <style:text-properties fo:language="es" fo:country="ES" officeooo:rsid="0007975c" officeooo:paragraph-rsid="0007975c"/>
    </style:style>
    <style:style style:name="P7" style:family="paragraph" style:parent-style-name="Text_20_body">
      <style:text-properties fo:language="es" fo:country="ES" officeooo:rsid="00117d0b" officeooo:paragraph-rsid="00117d0b"/>
    </style:style>
    <style:style style:name="P8" style:family="paragraph" style:parent-style-name="Text_20_body">
      <style:text-properties officeooo:rsid="0009bc93" officeooo:paragraph-rsid="0009bc9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85a9a5" officeooo:paragraph-rsid="0007975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s" fo:country="ES" fo:font-weight="normal" officeooo:rsid="005dbdd8" officeooo:paragraph-rsid="0007975c" style:font-weight-asian="normal" style:font-weight-complex="normal"/>
    </style:style>
    <style:style style:name="P11" style:family="paragraph" style:parent-style-name="Standard">
      <style:text-properties officeooo:rsid="001400a1" officeooo:paragraph-rsid="001624bb"/>
    </style:style>
    <style:style style:name="P12" style:family="paragraph" style:parent-style-name="Text_20_body" style:list-style-name="L1">
      <style:text-properties fo:language="es" fo:country="ES" officeooo:rsid="00117d0b" officeooo:paragraph-rsid="00117d0b"/>
    </style:style>
    <style:style style:name="P13" style:family="paragraph" style:parent-style-name="Text_20_body" style:list-style-name="L1">
      <style:text-properties fo:language="es" fo:country="ES" officeooo:rsid="001291f9" officeooo:paragraph-rsid="001291f9"/>
    </style:style>
    <style:style style:name="P14" style:family="paragraph" style:parent-style-name="Text_20_body" style:list-style-name="L1">
      <style:text-properties fo:language="es" fo:country="ES" officeooo:rsid="00130db8" officeooo:paragraph-rsid="00130db8"/>
    </style:style>
    <style:style style:name="P15" style:family="paragraph" style:parent-style-name="Text_20_body">
      <style:text-properties officeooo:rsid="001624bb" officeooo:paragraph-rsid="0017c6ec"/>
    </style:style>
    <style:style style:name="P16" style:family="paragraph" style:parent-style-name="Text_20_body">
      <style:text-properties officeooo:rsid="001cad6c" officeooo:paragraph-rsid="001d46e9"/>
    </style:style>
    <style:style style:name="P17" style:family="paragraph" style:parent-style-name="Text_20_body">
      <style:text-properties officeooo:rsid="001cad6c" officeooo:paragraph-rsid="0021b65c"/>
    </style:style>
    <style:style style:name="P18" style:family="paragraph" style:parent-style-name="Text_20_body">
      <style:text-properties officeooo:rsid="001e1d42" officeooo:paragraph-rsid="001e1d42"/>
    </style:style>
    <style:style style:name="P19" style:family="paragraph" style:parent-style-name="Text_20_body">
      <style:text-properties officeooo:paragraph-rsid="001e1d42"/>
    </style:style>
    <style:style style:name="P20" style:family="paragraph" style:parent-style-name="Text_20_body">
      <style:text-properties officeooo:rsid="001fe3c1" officeooo:paragraph-rsid="001fe3c1"/>
    </style:style>
    <style:style style:name="P21" style:family="paragraph" style:parent-style-name="Text_20_body">
      <style:text-properties officeooo:paragraph-rsid="0021b65c"/>
    </style:style>
    <style:style style:name="P22" style:family="paragraph" style:parent-style-name="Text_20_body">
      <style:text-properties officeooo:rsid="0021b65c" officeooo:paragraph-rsid="0021b65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5eb20e" officeooo:paragraph-rsid="0007975c"/>
    </style:style>
    <style:style style:name="P24" style:family="paragraph" style:parent-style-name="_5f_Corregir">
      <style:text-properties officeooo:paragraph-rsid="001c0025"/>
    </style:style>
    <style:style style:name="P25" style:family="paragraph" style:parent-style-name="_5f_Corregir">
      <style:text-properties officeooo:rsid="001e1d42" officeooo:paragraph-rsid="001eba41"/>
    </style:style>
    <style:style style:name="P26" style:family="paragraph" style:parent-style-name="_5f_Corregir">
      <style:text-properties officeooo:rsid="001fe3c1" officeooo:paragraph-rsid="001fe3c1"/>
    </style:style>
    <style:style style:name="P27" style:family="paragraph" style:parent-style-name="Contents_20_1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09bc93" officeooo:paragraph-rsid="0009bc93"/>
    </style:style>
    <style:style style:name="P29" style:family="paragraph" style:parent-style-name="Heading_20_1">
      <style:paragraph-properties fo:break-before="page"/>
      <style:text-properties officeooo:rsid="000fc9be" officeooo:paragraph-rsid="000fc9be"/>
    </style:style>
    <style:style style:name="P30" style:family="paragraph" style:parent-style-name="Standard">
      <style:text-properties officeooo:rsid="001400a1" officeooo:paragraph-rsid="001624bb"/>
    </style:style>
    <style:style style:name="T1" style:family="text">
      <style:text-properties officeooo:rsid="0007975c"/>
    </style:style>
    <style:style style:name="T2" style:family="text">
      <style:text-properties officeooo:rsid="005eb20e"/>
    </style:style>
    <style:style style:name="T3" style:family="text">
      <style:text-properties fo:language="es" fo:country="ES"/>
    </style:style>
    <style:style style:name="T4" style:family="text">
      <style:text-properties officeooo:rsid="0104de10"/>
    </style:style>
    <style:style style:name="T5" style:family="text">
      <style:text-properties officeooo:rsid="00500e89"/>
    </style:style>
    <style:style style:name="T6" style:family="text">
      <style:text-properties officeooo:rsid="005d18a7"/>
    </style:style>
    <style:style style:name="T7" style:family="text">
      <style:text-properties officeooo:rsid="0085a9a5"/>
    </style:style>
    <style:style style:name="T8" style:family="text">
      <style:text-properties officeooo:rsid="0009bc93"/>
    </style:style>
    <style:style style:name="T9" style:family="text">
      <style:text-properties officeooo:rsid="000ae3cd"/>
    </style:style>
    <style:style style:name="T10" style:family="text">
      <style:text-properties officeooo:rsid="000fc9be"/>
    </style:style>
    <style:style style:name="T11" style:family="text">
      <style:text-properties officeooo:rsid="001291f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49bfe"/>
    </style:style>
    <style:style style:name="T14" style:family="text">
      <style:text-properties officeooo:rsid="0014c7be"/>
    </style:style>
    <style:style style:name="T15" style:family="text">
      <style:text-properties officeooo:rsid="0017c6ec"/>
    </style:style>
    <style:style style:name="T16" style:family="text">
      <style:text-properties officeooo:rsid="0017dd51"/>
    </style:style>
    <style:style style:name="T17" style:family="text">
      <style:text-properties officeooo:rsid="001903a1"/>
    </style:style>
    <style:style style:name="T18" style:family="text">
      <style:text-properties officeooo:rsid="0019c625"/>
    </style:style>
    <style:style style:name="T19" style:family="text">
      <style:text-properties officeooo:rsid="001c0025"/>
    </style:style>
    <style:style style:name="T20" style:family="text">
      <style:text-properties officeooo:rsid="001cad6c"/>
    </style:style>
    <style:style style:name="T21" style:family="text">
      <style:text-properties officeooo:rsid="001d46e9"/>
    </style:style>
    <style:style style:name="T22" style:family="text">
      <style:text-properties officeooo:rsid="001e1d42"/>
    </style:style>
    <style:style style:name="T23" style:family="text">
      <style:text-properties officeooo:rsid="001eba41"/>
    </style:style>
    <style:style style:name="T24" style:family="text">
      <style:text-properties fo:color="#ffcc00"/>
    </style:style>
    <style:style style:name="T25" style:family="text">
      <style:text-properties officeooo:rsid="001fe3c1"/>
    </style:style>
    <style:style style:name="T26" style:family="text">
      <style:text-properties officeooo:rsid="0021b6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ar_20_Centrado"><text:bookmark-start text:name="__RefHeading___Toc19747_916792476"/>Desarrollo de juegos multiplataforma utilizando Godot Engine.<text:bookmark-end text:name="__RefHeading___Toc19747_916792476"/></text:p>
      <text:p text:style-name="Subtitle"><text:span text:style-name="T1">Eugenio Hugo Salgüero Jáñez</text:span>.</text:p>
      <text:p text:style-name="P8">Proyecto de final del ciclo formativo de grado superior en <text:span text:style-name="T3">Desarrollo de Aplicaciones Multiplataforma.</text:span></text:p>
      <text:p text:style-name="P4">Cursado en el I.E.S. Augustóbriga de Navalmoral de la Mata, Cáceres.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7"><text:a xlink:type="simple" xlink:href="#__RefHeading___Toc253_1265362455" text:style-name="Index_20_Link" text:visited-style-name="Index_20_Link">Licencia.<text:tab/>1</text:a></text:p>
          <text:p text:style-name="P27"><text:a xlink:type="simple" xlink:href="#__RefHeading___Toc19749_916792476" text:style-name="Index_20_Link" text:visited-style-name="Index_20_Link">Prefacio.<text:tab/>1</text:a></text:p>
          <text:p text:style-name="P27"><text:a xlink:type="simple" xlink:href="#__RefHeading___Toc19751_916792476" text:style-name="Index_20_Link" text:visited-style-name="Index_20_Link">Descripción y Objetivos.<text:tab/>1</text:a></text:p>
          <text:p text:style-name="P27"><text:a xlink:type="simple" xlink:href="#__RefHeading___Toc19864_916792476" text:style-name="Index_20_Link" text:visited-style-name="Index_20_Link">Medios.<text:tab/>1</text:a></text:p>
          <text:p text:style-name="P27"><text:a xlink:type="simple" xlink:href="#__RefHeading___Toc19753_916792476" text:style-name="Index_20_Link" text:visited-style-name="Index_20_Link">Estilos Comunes.<text:tab/>1</text:a></text:p>
          <text:p text:style-name="P27"><text:a xlink:type="simple" xlink:href="#__RefHeading___Toc2962_908944513" text:style-name="Index_20_Link" text:visited-style-name="Index_20_Link">Descripción de los capítulos.<text:tab/>1</text:a></text:p>
        </text:index-body>
      </text:table-of-content>
      <text:p text:style-name="Text_20_body"/>
      <text:h text:style-name="P29" text:outline-level="1"><text:bookmark-start text:name="__RefHeading___Toc253_1265362455"/>Licencia.<text:bookmark-end text:name="__RefHeading___Toc253_1265362455"/></text:h>
      <text:p text:style-name="_5f_Corregir"><text:span text:style-name="T19">&lt;</text:span>Desarrollar la licencia.<text:span text:style-name="T19">&gt;</text:span></text:p>
      <text:p text:style-name="P15">Esta obra está acogida bajo una licencia <text:span text:style-name="Emphasis">Reconocimiento-NoComercial-CompartirIgual</text:span>. </text:p>
      <text:p text:style-name="P15">Esta licencia permite a otros entremezclar, ajustar y construir a partir de <text:span text:style-name="T15">esta</text:span> obra con fines no comerciales, siempre y cuando le reconozcan la autoría y sus nuevas creaciones estén bajo una licencia con los mismos términos. </text:p>
      <text:p text:style-name="P11"><text:bookmark text:name="license_title_link"/><text:a xlink:type="simple" xlink:href="http://creativecommons.org/licenses/by-nc-sa/4.0/" office:target-frame-name="_blank" xlink:show="new" text:style-name="Internet_20_link" text:visited-style-name="Visited_20_Internet_20_Link">Reconocimiento-NoComercial-CompartirIgual 4.0 Internacional</text:a> </text:p>
      <text:p text:style-name="P11"><text:a xlink:type="simple" xlink:href="https://creativecommons.org/licenses/by-nc-sa/4.0/legalcode" text:style-name="Internet_20_link" text:visited-style-name="Visited_20_Internet_20_Link"><text:span text:style-name="T14">https://creativecommons.org/licenses/by-nc-sa/4.0/legalcode</text:span></text:a></text:p>
      <text:p text:style-name="P11"><draw:frame draw:style-name="fr1" draw:name="Imagen1" text:anchor-type="paragraph" svg:x="0.601cm" svg:y="0.254cm" svg:width="2.328cm" svg:height="0.82cm" draw:z-index="0"><draw:image xlink:href="Pictures/10000000000000580000001F196641809BB809C4.bmp" xlink:type="simple" xlink:show="embed" xlink:actuate="onLoad"/></draw:frame></text:p>
      <text:h text:style-name="Heading_20_1" text:outline-level="1"><text:bookmark-start text:name="__RefHeading___Toc19749_916792476"/><text:span text:style-name="T1">Prefacio</text:span>.<text:bookmark-end text:name="__RefHeading___Toc19749_916792476"/></text:h>
      <text:p text:style-name="_5f_Corregir"><text:span text:style-name="T19">&lt;</text:span>Motivaciones y agradecimientos.<text:span text:style-name="T19">&gt;</text:span></text:p>
      <text:p text:style-name="P1">En general mucha de la documentación existente actualmente está hecha para versiones anteriores a la 2.1 que aunque trae muchas mejoras, parece bastante similar, externamente, a las anteriores. Si bien se han mejorado mucho los menús y la accesibilidad desde la 2.0, primera versión que he usado.</text:p>
      <text:p text:style-name="P2">En camino está la 3.0 con muchas mejoras pero que rompe la compatibilidad con las anteriores.</text:p>
      <text:p text:style-name="P3"><text:span text:style-name="T4">Este D</text:span>ocumento <text:span text:style-name="T4">está en constante evolución, y gran parte de el</text:span> es una traducción libre de las fuentes citadas, <text:span text:style-name="T16">comprobadas por el autor y </text:span>modificada<text:span text:style-name="T16">s</text:span> para a la versión <text:span text:style-name="T5">2.1</text:span>. Los ejemplos que se <text:span text:style-name="T2">incluyen</text:span> están <text:span text:style-name="T6">creados exprofeso para este manual </text:span>y las capturas <text:span text:style-name="T6">también se </text:span>han <text:span text:style-name="T5">hecho para la ocasión</text:span>.</text:p>
      <text:h text:style-name="Heading_20_1" text:outline-level="1"><text:bookmark-start text:name="__RefHeading___Toc19751_916792476"/>Descripción <text:span text:style-name="T8">y</text:span> Objetivos.<text:bookmark-end text:name="__RefHeading___Toc19751_916792476"/></text:h>
      <text:p text:style-name="Text_20_body">“Desarrollo de juegos multiplataforma utilizando Godot Engine.” es el proyecto final del alumno Eugenio Hugo Salgüero Jáñez para el ciclo formativo de grado superior en <text:span text:style-name="T3">Desarrollo de Aplicaciones Multiplataforma. Cursado en el I.E.S. Augustóbriga de Navalmoral de la Mata, Cáceres.</text:span></text:p>
      <text:p text:style-name="P5">Está compuesto por un documento con formato de manual y varios proyectos para Godot 2.1</text:p>
      <text:p text:style-name="P6">Tiene como objetivo fomentar e introducir en la creación de software de entretenimiento multiplataforma, utilizando únicamente software libre.</text:p>
      <text:p text:style-name="P7">Se <text:span text:style-name="T13">trataran los siguientes temas:</text:span></text:p>
      <text:list xml:id="list4562593322796202092" text:style-name="L1">
        <text:list-item>
          <text:p text:style-name="P12">La instalación y configuración de la herramienta.</text:p>
        </text:list-item>
        <text:list-item>
          <text:p text:style-name="P12">Creación y estructura del proyecto de trabajo.</text:p>
        </text:list-item>
        <text:list-item>
          <text:p text:style-name="P12">Comp<text:span text:style-name="T11">il</text:span>ación para diferentes plataformas, como Android, X11, Windows…</text:p>
        </text:list-item>
        <text:list-item>
          <text:p text:style-name="P12">Funcionamiento del lenguaje GDScript.</text:p>
        </text:list-item>
        <text:list-item>
          <text:p text:style-name="P12">Descripción de los Nodos más utilizados del motor.</text:p>
        </text:list-item>
        <text:list-item>
          <text:p text:style-name="P13">Creación e importación de recursos en dos y tres dimensiones.</text:p>
        </text:list-item>
        <text:list-item>
          <text:p text:style-name="P14">Compendio de herramientas y recursos libres.</text:p>
        </text:list-item>
      </text:list>
      <text:h text:style-name="P28" text:outline-level="1"><text:bookmark-start text:name="__RefHeading___Toc19864_916792476"/>Medios.<text:bookmark-end text:name="__RefHeading___Toc19864_916792476"/></text:h>
      <text:p text:style-name="P8">El documento será creado utilizando el formato .odt y la herramienta LibreOffice en su versión 5.2.</text:p>
      <text:p text:style-name="P8">Los ejemplos estarán creados en Godot Engine versión 2.1.</text:p>
      <text:p text:style-name="P8">Para el mejor seguimiento por parte del tutor, el proyecto tiene este repositorio en GitHub: <text:a xlink:type="simple" xlink:href="https://github.com/EHSJ/InToGodot" text:style-name="Internet_20_link" text:visited-style-name="Visited_20_Internet_20_Link">https://github.com/EHSJ/InToGodot</text:a></text:p>
      <text:p text:style-name="P8">El medio de comunicación deseable es: <text:span text:style-name="T12">ehsalguero@gmail.com</text:span></text:p>
      <text:h text:style-name="Heading_20_1" text:outline-level="1"><text:bookmark-start text:name="__RefHeading___Toc19753_916792476"/>Estilos Comunes.<text:bookmark-end text:name="__RefHeading___Toc19753_916792476"/></text:h>
      <text:p text:style-name="P10"><text:span text:style-name="T9">Se ha procurado</text:span> mantener una <text:span text:style-name="T7">coherencia</text:span> <text:span text:style-name="T7">con</text:span> determinados conceptos aplicándoles un estilo a lo largo del texto:</text:p>
      <text:p text:style-name="_5f_Corregir"><text:span text:style-name="T19">&lt;</text:span>Lista de estilos, <text:span text:style-name="T17">unir de plantilla.odt &gt;</text:span></text:p>
      <text:p text:style-name="P24"><text:span text:style-name="T19">&lt;Añadir mas ejemplos de</text:span> caso<text:span text:style-name="T19">s</text:span> de uso.<text:span text:style-name="T19">&gt;</text:span></text:p>
      <text:p text:style-name="P9">Ejemplos:</text:p>
      <text:p text:style-name="P23">El Nodo<text:span text:style-name="_5f_clase"> Label</text:span> con el nombre <text:span text:style-name="_5f_Nombre">Titulo</text:span> tiene una propiedad <text:span text:style-name="_5f_Propiedad">Text</text:span> que define su texto y a la que se puede acceder mediante <text:span text:style-name="_5f_funcion">get_text()</text:span> y <text:span text:style-name="_5f_funcion">set_text(</text:span><text:span text:style-name="Variable"><text:span text:style-name="T10">miTexto</text:span></text:span><text:span text:style-name="_5f_funcion">)</text:span></text:p>
      <text:h text:style-name="Heading_20_1" text:outline-level="1"><text:bookmark-start text:name="__RefHeading___Toc2962_908944513"/>D<text:span text:style-name="T18">escripción de los capítulos.</text:span><text:bookmark-end text:name="__RefHeading___Toc2962_908944513"/></text:h>
      <text:p text:style-name="P21">En el <text:span text:style-name="T20">segundo</text:span> capítulo se describe la tecnología, su historia y características generales, su naturaleza interpretada y se presentan algunos proyectos comerciales y aficionados realizados con ella. Finaliza explicando los pasos a seguir desde la descarga hasta tener nuestro primer proyecto <text:span text:style-name="Cursiva">hola mundo</text:span>.</text:p>
      <text:p text:style-name="P17">El tercero hace un repaso general por la interfaz del Editor, sus ajustes de configuración y los atajos de teclado. También se explican las principales propiedades del proyecto.</text:p>
      <text:p text:style-name="P16">En el <text:span text:style-name="T26">cuarto</text:span> se presenta GDScript, el lenguaje principal de Godot. Será la guía de referencia para consultar la sintaxis o funcionalidades <text:span text:style-name="T21">concretas. Al final se explican las p</text:span><text:a xlink:type="simple" xlink:href="#__RefHeading___Toc2772_908944513" text:style-name="Index_20_Link" text:visited-style-name="Index_20_Link"><text:span text:style-name="T21">eculiaridades del tipado dinámico</text:span></text:a><text:span text:style-name="T21">, que utilizaremos.</text:span></text:p>
      <text:p text:style-name="P18">El quinto capítulo está dedicado a los recursos del juego y a su importación y manejo dentro del motor.</text:p>
      <text:p text:style-name="P19"><text:span text:style-name="T22">En el sexto entraremos en los conceptos del funcionamiento interno y los recursos que pone el motor a nuestra disposición para ahorrarnos trabajo. A los conceptos de nodo y escena les siguen el tratamiento de rutas a los recursos y el uso de señales y detección de entradas.</text:span></text:p>
      <text:p text:style-name="P26"><text:span text:style-name="T26">&lt; </text:span>Primer proyecto de ejemplo. Por determinar &gt;</text:p>
      <text:p text:style-name="Text_20_body"/>
      <text:p text:style-name="P25"><text:span text:style-name="T25">&lt; </text:span>Amplio abanico de temas <text:span text:style-name="T23">posibles</text:span>: <text:span text:style-name="T23">Revisar para r</text:span>eestructurar &gt; <text:span text:style-name="T24">&lt; A partir de aquí hay monstruos.. &gt;</text:span></text:p>
      <text:p text:style-name="P20">Con el capítulo siete entramos en el concepto del árbol de escena y del BuclePrincipal. <text:s/>Nuestros nodos colgaran de ese árbol y los scripts serán ejecutados atendiendo a las funciones virtuales que tengan implementados. <text:span text:style-name="T26">La gestión de capas (Canvas) y de puntos de vista también se tratará en este capítulo así como los sistemas de referencia de coordenadas.</text:span></text:p>
      <text:p text:style-name="P22">El octavo está dedicado a la interfaz de usuario.</text:p>
      <text:p text:style-name="_5f_Corregir">&lt; Ejemplo GUI por determinar &gt;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DDE1344263C5DEC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Helvetica" fo:font-family="Helvetica" style:font-style-name="Normal" style:font-family-generic="swiss" style:font-pitch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 style:writing-mode="page"/>
    </style:style>
    <style:style style:name="Text_20_body" style:display-name="Text body" style:family="paragraph" style:parent-style-name="Standard" style:auto-update="true" style:default-outline-level="" style:list-style-name="" style:class="text" style:master-page-name="">
      <style:paragraph-properties fo:margin-left="0cm" fo:margin-right="0cm" fo:margin-top="0.101cm" fo:margin-bottom="0.101cm" loext:contextual-spacing="false" fo:text-align="start" style:justify-single-word="false" style:register-true="true" fo:text-indent="0cm" style:auto-text-indent="false" style:page-number="auto" style:writing-mode="page">
        <style:tab-stops>
          <style:tab-stop style:position="2.99cm"/>
        </style:tab-stops>
      </style:paragraph-properties>
      <style:text-properties officeooo:rsid="00cbba6b" fo:background-color="transparent"/>
    </style:style>
    <style:style style:name="List" style:family="paragraph" style:parent-style-name="Text_20_body" style:class="list">
      <style:paragraph-properties style:writing-mode="pag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auto-update="true" style:class="html" style:master-page-name="">
      <loext:graphic-properties draw:fill="none" draw:fill-color="#ccffcc"/>
      <style:paragraph-properties fo:margin-left="0.3cm" fo:margin-right="0cm" fo:margin-top="0cm" fo:margin-bottom="0cm" loext:contextual-spacing="false" fo:text-indent="0cm" style:auto-text-indent="false" style:page-number="auto" fo:background-color="transparent" fo:padding="0cm" fo:border="none" style:shadow="none" style:writing-mode="page">
        <style:tab-stops/>
      </style:paragraph-properties>
      <style:text-properties style:use-window-font-color="true" style:font-name="Lucida Console" fo:font-family="'Lucida Console'" style:font-style-name="Normal" style:font-family-generic="modern" style:font-pitch="fixed" fo:font-size="11pt" fo:font-style="italic"/>
    </style:style>
    <style:style style:name="Title" style:family="paragraph" style:parent-style-name="Heading" style:next-style-name="Text_20_body" style:default-outline-level="" style:list-style-name="" style:class="chapter" style:master-page-name="">
      <style:paragraph-properties fo:text-align="start" style:justify-single-word="false" style:page-number="auto" fo:padding="0.049cm" fo:border-left="none" fo:border-right="none" fo:border-top="none" fo:border-bottom="3pt solid #6666ff" style:shadow="none" style:writing-mode="pag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top="0.42cm" fo:margin-bottom="0.21cm" loext:contextual-spacing="false" style:page-number="auto" fo:padding-left="0.199cm" fo:padding-right="0.101cm" fo:padding-top="0.101cm" fo:padding-bottom="0cm" fo:border-left="9.01pt solid #ff3333" fo:border-right="none" fo:border-top="none" fo:border-bottom="2.01pt solid #000000" style:shadow="none" style:writing-mode="page" style:join-border="false"/>
      <style:text-properties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353cm" fo:margin-bottom="0.212cm" loext:contextual-spacing="false" style:page-number="auto" fo:padding-left="0.199cm" fo:padding-right="0.101cm" fo:padding-top="0.101cm" fo:padding-bottom="0cm" fo:border-left="9.01pt solid #00cc00" fo:border-right="none" fo:border-top="none" fo:border-bottom="0.99pt solid #000000" style:shadow="none" style:writing-mode="page" style:join-border="false"/>
      <style:text-properties fo:font-size="12pt" fo:font-weight="bold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-left="0.199cm" fo:padding-right="0.101cm" fo:padding-top="0.101cm" fo:padding-bottom="0cm" fo:border-left="9.01pt solid #3333ff" fo:border-right="none" fo:border-top="none" fo:border-bottom="0.06pt dotted #000000" style:shadow="none" style:writing-mode="page" style:join-border="false"/>
      <style:text-properties fo:font-size="12pt" fo:font-weight="bold" fo:background-color="transparent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" style:family="paragraph" style:parent-style-name="Text_20_body" style:master-page-name="">
      <loext:graphic-properties draw:fill="solid" draw:fill-color="#3399ff" draw:fill-image-name="Sky" draw:fill-image-width="0cm" draw:fill-image-height="0cm"/>
      <style:paragraph-properties fo:margin-left="0.101cm" fo:margin-right="0.101cm" fo:margin-top="0.101cm" fo:margin-bottom="0.101cm" loext:contextual-spacing="true" fo:text-indent="0cm" style:auto-text-indent="false" style:page-number="auto" fo:background-color="#3399ff" fo:padding="0cm" fo:border="none" style:shadow="none"/>
      <style:text-properties style:use-window-font-color="true" fo:background-color="transparent"/>
    </style:style>
    <style:style style:name="Resumen" style:family="paragraph" style:parent-style-name="Text_20_body" style:master-page-name="">
      <loext:graphic-properties draw:fill="solid" draw:fill-color="#aecf00" draw:fill-image-width="0cm" draw:fill-image-height="0cm"/>
      <style:paragraph-properties fo:margin-left="0.101cm" fo:margin-right="0.101cm" fo:text-indent="0cm" style:auto-text-indent="false" style:page-number="auto" fo:background-color="#aecf00" fo:padding="0cm" fo:border="none"/>
      <style:text-properties fo:background-color="transparen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padding="0.101cm" fo:border-left="9.01pt solid #ff6600" fo:border-right="none" fo:border-top="none" fo:border-bottom="none" style:shadow="none" style:writing-mode="page"/>
      <style:text-properties fo:font-size="12pt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loext:contextual-spacing="tru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padding="0.101cm" fo:border-left="9.01pt solid #ff3333" fo:border-right="none" fo:border-top="none" fo:border-bottom="non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 fo:padding="0.3cm" fo:border-left="7.99pt solid #00cc00" fo:border-right="none" fo:border-top="none" fo:border-bottom="none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fo:padding="0.6cm" fo:border-left="7.99pt solid #3333ff" fo:border-right="none" fo:border-top="none" fo:border-bottom="none" style:shadow="non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list-style-name="" style:class="index">
      <style:paragraph-properties fo:padding="0.9cm" fo:border-left="6.01pt solid #ff6600" fo:border-right="none" fo:border-top="none" fo:border-bottom="none" style:shadow="non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</style:style>
    <style:style style:name="Fuente_20_Externa." style:display-name="Fuente Externa." style:family="paragraph" style:parent-style-name="Text_20_body" style:master-page-name="">
      <loext:graphic-properties draw:fill="solid" draw:fill-color="#ffd320"/>
      <style:paragraph-properties fo:margin-left="0.101cm" fo:margin-right="0.101cm" fo:hyphenation-ladder-count="no-limit" fo:text-indent="0cm" style:auto-text-indent="false" style:page-number="auto" fo:background-color="#ffd320" fo:padding="0cm" fo:border="none" style:shadow="none"/>
      <style:text-properties fo:background-color="transparent" fo:hyphenate="false" fo:hyphenation-remain-char-count="2" fo:hyphenation-push-char-count="2"/>
    </style:style>
    <style:style style:name="Código" style:family="paragraph" style:parent-style-name="Resumen" style:master-page-name="">
      <loext:graphic-properties draw:fill="solid" draw:fill-color="#ccffcc"/>
      <style:paragraph-properties fo:margin-left="0.101cm" fo:margin-right="0.101cm" fo:margin-top="0.199cm" fo:margin-bottom="0.101cm" loext:contextual-spacing="true" fo:text-indent="0cm" style:auto-text-indent="false" style:page-number="auto" fo:background-color="#ccffcc" fo:padding="0cm" fo:border="none">
        <style:tab-stops>
          <style:tab-stop style:position="2.99cm" style:leader-style="solid" style:leader-text="-"/>
        </style:tab-stops>
      </style:paragraph-properties>
      <style:text-properties fo:color="#006600" style:font-name="Lucida Console" fo:font-family="'Lucida Console'" style:font-style-name="Normal" style:font-family-generic="modern" style:font-pitch="fixed" fo:font-size="11pt" fo:background-color="transparent"/>
    </style:style>
    <style:style style:name="Espaciador" style:family="paragraph" style:parent-style-name="Standard" style:master-page-name="">
      <loext:graphic-properties draw:fill="none" draw:fill-color="#7e0021"/>
      <style:paragraph-properties fo:margin-left="0cm" fo:margin-right="0cm" fo:margin-top="0cm" fo:margin-bottom="0cm" loext:contextual-spacing="true" fo:line-height="0.4cm" style:register-true="false" fo:text-indent="0cm" style:auto-text-indent="true" style:page-number="auto" fo:background-color="transparent" style:shadow="none" style:writing-mode="page"/>
      <style:text-properties style:use-window-font-color="true" fo:font-size="10pt" fo:font-weight="normal" fo:background-color="transparent"/>
    </style:style>
    <style:style style:name="Cuerpo_20_Texto_20_Inglés" style:display-name="Cuerpo Texto Inglés" style:family="paragraph" style:parent-style-name="Text_20_body" style:master-page-name="">
      <loext:graphic-properties draw:fill="solid" draw:fill-color="#ff8080"/>
      <style:paragraph-properties style:page-number="auto" fo:background-color="#ff8080" style:shadow="none">
        <style:tab-stops/>
      </style:paragraph-properties>
      <style:text-properties fo:font-size="10pt" fo:language="zxx" fo:country="none" style:text-underline-style="none" fo:background-color="transparent" style:text-overline-style="none" style:text-overline-color="#ccff00"/>
    </style:style>
    <style:style style:name="vulgar" style:family="paragraph" style:parent-style-name="Text_20_body" style:master-page-name="">
      <loext:graphic-properties draw:fill="solid" draw:fill-color="#eeeeee"/>
      <style:paragraph-properties style:page-number="auto" fo:background-color="#eeeeee"/>
      <style:text-properties fo:background-color="transparent"/>
    </style:style>
    <style:style style:name="Titular_20_Centrado" style:display-name="Titular Centrado" style:family="paragraph" style:parent-style-name="Title">
      <style:paragraph-properties fo:text-align="center" style:justify-single-word="false" style:writing-mode="page"/>
    </style:style>
    <style:style style:name="_5f_Destacado" style:display-name="_Destacado" style:family="paragraph" style:parent-style-name="Text_20_body" style:auto-update="true" style:master-page-name="">
      <loext:graphic-properties draw:fill="solid" draw:fill-color="#eeeeee" draw:fill-image-name="Sky" draw:fill-image-width="0cm" draw:fill-image-height="0cm"/>
      <style:paragraph-properties fo:margin-left="0.101cm" fo:margin-right="0.101cm" fo:margin-top="0.101cm" fo:margin-bottom="0.101cm" loext:contextual-spacing="true" fo:text-indent="0cm" style:auto-text-indent="false" style:page-number="auto" fo:background-color="#eeeeee" fo:padding="0.3cm" fo:border-left="4.99pt solid #ff6600" fo:border-right="none" fo:border-top="none" fo:border-bottom="none" style:shadow="none" style:writing-mode="page"/>
      <style:text-properties fo:background-color="transparent"/>
    </style:style>
    <style:style style:name="_5f_Código" style:display-name="_Código" style:family="paragraph" style:parent-style-name="Text_20_body" style:auto-update="true" style:master-page-name="">
      <loext:graphic-properties draw:fill="solid" draw:fill-color="#eeeeee" draw:fill-image-width="0cm" draw:fill-image-height="0cm"/>
      <style:paragraph-properties fo:margin-left="0.101cm" fo:margin-right="0.101cm" fo:margin-top="0.199cm" fo:margin-bottom="0.101cm" loext:contextual-spacing="true" fo:text-indent="0cm" style:auto-text-indent="false" style:page-number="auto" fo:background-color="#eeeeee" fo:padding="0.3cm" fo:border-left="4.99pt solid #006600" fo:border-right="none" fo:border-top="none" fo:border-bottom="none" style:shadow="none" style:writing-mode="page">
        <style:tab-stops>
          <style:tab-stop style:position="2.99cm" style:leader-style="solid" style:leader-text="-"/>
        </style:tab-stops>
      </style:paragraph-properties>
      <style:text-properties fo:color="#336633" style:font-name="Source Code Pro" fo:font-family="'Source Code Pro'" style:font-style-name="Normal" style:font-family-generic="modern" style:font-pitch="fixed" fo:font-size="10.5pt" fo:background-color="transparent"/>
    </style:style>
    <style:style style:name="_5f_Texto_20_Inglés" style:display-name="_Texto Inglés" style:family="paragraph" style:parent-style-name="Text_20_body" style:auto-update="true" style:master-page-name="">
      <loext:graphic-properties draw:fill="solid" draw:fill-color="#ff99cc" draw:fill-image-width="0cm" draw:fill-image-height="0cm"/>
      <style:paragraph-properties fo:margin-left="0cm" fo:margin-right="0cm" fo:text-indent="0cm" style:auto-text-indent="false" style:page-number="auto" fo:background-color="#ff99cc" style:shadow="none" style:writing-mode="page">
        <style:tab-stops/>
      </style:paragraph-properties>
      <style:text-properties style:text-underline-style="none" fo:background-color="transparent" style:text-overline-style="none" style:text-overline-color="#ccff00"/>
    </style:style>
    <style:style style:name="_5f_Corregir" style:display-name="_Corregir" style:family="paragraph" style:parent-style-name="_5f_Texto_20_Inglés">
      <loext:graphic-properties draw:fill-color="#ff950e"/>
      <style:paragraph-properties fo:padding="0.499cm" fo:border-left="9.01pt fine-dashed #ff420e" fo:border-right="none" fo:border-top="none" fo:border-bottom="none" style:writing-mode="page"/>
    </style:style>
    <style:style style:name="Strong_20_Emphasis" style:display-name="Strong Emphasis" style:family="text">
      <style:text-properties fo:font-style="normal" style:text-underline-style="solid" style:text-underline-width="bold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_5f__5f_Estilo_20_Base">
      <style:text-properties fo:font-weight="bold" loext:shadow="none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itulo_20_de_20_Lista_20_o_20_enum" style:display-name="Titulo de Lista o enum" style:family="text" style:parent-style-name="Emphasis">
      <style:text-properties fo:color="#ff9900" style:text-underline-style="none" fo:font-weight="bold"/>
    </style:style>
    <style:style style:name="Cita_20_Autor" style:display-name="Cita Autor" style:family="text" style:parent-style-name="Citation">
      <style:text-properties fo:font-style="italic" fo:font-weight="bold"/>
    </style:style>
    <style:style style:name="Cursiva" style:family="text">
      <style:text-properties fo:font-style="italic"/>
    </style:style>
    <style:style style:name="Variable" style:family="text">
      <style:text-properties fo:font-style="italic" style:font-style-asian="italic" style:font-style-complex="italic"/>
    </style:style>
    <style:style style:name="_5f_Pestaña" style:display-name="_Pestaña" style:family="text" style:parent-style-name="_5f__5f_Estilo_20_Base">
      <style:text-properties loext:padding-left="0.049cm" loext:padding-right="0.15cm" loext:padding-top="0.049cm" loext:padding-bottom="0.15cm" loext:border-left="0.06pt solid #000000" loext:border-right="0.06pt solid #000000" loext:border-top="0.06pt solid #000000" loext:border-bottom="none" loext:shadow="none"/>
    </style:style>
    <style:style style:name="_5f_Boton" style:display-name="_Boton" style:family="text" style:parent-style-name="_5f__5f_Estilo_20_Base">
      <style:text-properties style:text-outline="false" fo:background-color="transparent" loext:padding="0.049cm" loext:border="0.06pt solid #000000" loext:shadow="none"/>
    </style:style>
    <style:style style:name="_5f_clase" style:display-name="_clase" style:family="text" style:parent-style-name="_5f__5f_Estilo_20_Base">
      <style:text-properties fo:color="#006600" fo:font-style="normal" style:text-underline-style="none" fo:font-weight="bold" fo:background-color="transparent" loext:padding="0cm" loext:border="none" loext:shadow="none"/>
    </style:style>
    <style:style style:name="_5f_Propiedad" style:display-name="_Propiedad" style:family="text" style:parent-style-name="_5f__5f_Estilo_20_Base">
      <style:text-properties fo:font-style="italic" style:text-underline-style="solid" style:text-underline-width="auto" style:text-underline-color="font-color" loext:shadow="none"/>
    </style:style>
    <style:style style:name="_5f_Nombre" style:display-name="_Nombre" style:family="text" style:parent-style-name="_5f__5f_Estilo_20_Base">
      <style:text-properties fo:letter-spacing="0.018cm" style:text-underline-style="solid" style:text-underline-width="bold" style:text-underline-color="font-color" style:letter-kerning="true" fo:background-color="transparent" loext:shadow="none"/>
    </style:style>
    <style:style style:name="_5f_ruta_20_Menu" style:display-name="_ruta Menu" style:family="text" style:parent-style-name="_5f__5f_Estilo_20_Base">
      <style:text-properties fo:color="#00000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5f_funcion" style:display-name="_funcion" style:family="text" style:parent-style-name="_5f__5f_Estilo_20_Base">
      <style:text-properties fo:color="#0066cc" fo:font-weight="bold" loext:shadow="none"/>
    </style:style>
    <style:style style:name="_5f_RutaFichero" style:display-name="_RutaFichero" style:family="text" style:parent-style-name="_5f__5f_Estilo_20_Base">
      <style:text-properties fo:font-style="italic" fo:background-color="#dddddd"/>
    </style:style>
    <style:style style:name="_5f_Marcado" style:display-name="_Marcado" style:family="text" style:parent-style-name="_5f__5f_Estilo_20_Base">
      <style:text-properties fo:background-color="#ffff99"/>
    </style:style>
    <style:style style:name="_5f__5f_Estilo_20_Base" style:display-name="__Estilo Base" style:family="text"/>
    <style:style style:name="_5f_Marcado_20_Destacado" style:display-name="_Marcado Destacado" style:family="text" style:parent-style-name="_5f_Marcado">
      <style:text-properties fo:font-weight="bold"/>
    </style:style>
    <style:style style:name="Graphics" style:family="graphic">
      <style:graphic-properties text:anchor-type="paragraph" svg:x="1cm" svg:y="0cm" fo:margin-left="0.199cm" fo:margin-right="0.199cm" fo:margin-top="0.199cm" fo:margin-bottom="0.199cm" style:wrap="none" style:vertical-pos="from-top" style:vertical-rel="paragraph-content" style:horizontal-pos="from-left" style:horizontal-rel="paragraph-content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n_20_Titulos" style:display-name="Numeración Ti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A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a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ista_20_Sin_20_Sangrar" style:display-name="Lista Sin Sangrar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  <style:text-properties fo:font-family="StarSymbol" style:font-charset="x-symbol"/>
      </text:list-level-style-bullet>
    </text:list-style>
    <text:list-style style:name="Numeracion_20_Sin_20_Sangrar" style:display-name="Numeracion Sin Sangrar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8M38S</meta:editing-duration>
    <meta:editing-cycles>38</meta:editing-cycles>
    <meta:generator>LibreOffice/5.2.2.2$Windows_X86_64 LibreOffice_project/8f96e87c890bf8fa77463cd4b640a2312823f3ad</meta:generator>
    <dc:date>2017-10-18T18:20:08.151000000</dc:date>
    <meta:document-statistic meta:table-count="0" meta:image-count="1" meta:object-count="0" meta:page-count="1" meta:paragraph-count="56" meta:word-count="748" meta:character-count="4898" meta:non-whitespace-character-count="4209"/>
    <meta:user-defined meta:name="Info 1"/>
    <meta:user-defined meta:name="Info 2"/>
    <meta:user-defined meta:name="Info 3"/>
    <meta:user-defined meta:name="Info 4"/>
  </office:meta>
</office:document-meta>
</file>